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'helvetica neue', Helvetica, sans-serif"/>
    <style:font-face style:name="Menlo" svg:font-family="Menlo, Consolas, Monaco, 'andale mono', Courier, Verdana, sans-serif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03cm" fo:margin-left="0.08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966cm"/>
    </style:style>
    <style:style style:name="Procedemento.B" style:family="table-column">
      <style:table-column-properties style:column-width="1.723cm"/>
    </style:style>
    <style:style style:name="Procedemento.C" style:family="table-column">
      <style:table-column-properties style:column-width="0.101cm"/>
    </style:style>
    <style:style style:name="Procedemento.D" style:family="table-column">
      <style:table-column-properties style:column-width="8.61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346cm" fo:keep-together="auto"/>
    </style:style>
    <style:style style:name="Procedemento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3" style:family="table-row">
      <style:table-row-properties style:min-row-height="0.686cm" fo:keep-together="auto"/>
    </style:style>
    <style:style style:name="Procedemento.A3" style:family="table-cell">
      <style:table-cell-properties style:vertical-align="middle" fo:background-color="#2a609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4" style:family="table-row">
      <style:table-row-properties style:min-row-height="0.616cm" fo:keep-together="auto"/>
    </style:style>
    <style:style style:name="Procedemento.A4" style:family="table-cell">
      <style:table-cell-properties style:vertical-align="middle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Procedemento.D4" style:family="table-cell">
      <style:table-cell-properties style:vertical-align="middle" fo:background-color="#dde8c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A5" style:family="table-cell">
      <style:table-cell-properties style:vertical-align="middle" fo:background-color="#e8f2a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C17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A19" style:family="table-cell">
      <style:table-cell-properties style:vertical-align="middle" fo:background-color="#ffffff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Procedemento.C19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28" style:family="table-row">
      <style:table-row-properties style:min-row-height="0.993cm" fo:keep-together="auto"/>
    </style:style>
    <style:style style:name="Procedemento.A30" style:family="table-cell">
      <style:table-cell-properties style:vertical-align="middle" fo:background-color="#dee7e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officeooo:rsid="01f5cf82" officeooo:paragraph-rsid="01f6fb96"/>
    </style:style>
    <style:style style:name="P1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11ca5"/>
    </style:style>
    <style:style style:name="P1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6fb96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83999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rsid="01f8bd8b" officeooo:paragraph-rsid="01f8bd8b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rsid="01f8bd8b" officeooo:paragraph-rsid="01f8bd8b"/>
    </style:style>
    <style:style style:name="P16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937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loext:contextual-spacing="false" fo:text-align="start" style:justify-single-word="false"/>
      <style:text-properties officeooo:paragraph-rsid="01fbcdd9"/>
    </style:style>
    <style:style style:name="P19" style:family="paragraph" style:parent-style-name="Table_20_Contents">
      <style:paragraph-properties fo:margin-top="0.275cm" fo:margin-bottom="0.353cm" loext:contextual-spacing="false" fo:text-align="start" style:justify-single-word="false"/>
      <style:text-properties officeooo:paragraph-rsid="01fc0802"/>
    </style:style>
    <style:style style:name="P20" style:family="paragraph" style:parent-style-name="Table_20_Contents">
      <style:paragraph-properties fo:margin-top="0.275cm" fo:margin-bottom="0.353cm" loext:contextual-spacing="false" fo:text-align="end" style:justify-single-word="false"/>
      <style:text-properties officeooo:paragraph-rsid="01fbcdd9"/>
    </style:style>
    <style:style style:name="P21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officeooo:paragraph-rsid="01fcfbaa"/>
    </style:style>
    <style:style style:name="P22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bcdd9" officeooo:paragraph-rsid="01f937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font-weight="normal" officeooo:paragraph-rsid="01f937a8" style:font-weight-asian="normal" style:font-weight-complex="normal"/>
    </style:style>
    <style:style style:name="P26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937a8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rsid="01f6fb96" officeooo:paragraph-rsid="01f6fb96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rsid="01f937a8" officeooo:paragraph-rsid="01f937a8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b96" officeooo:paragraph-rsid="01f6fb9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cf82" officeooo:paragraph-rsid="01f5cf8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8bd8b" officeooo:paragraph-rsid="01fd847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officeooo:paragraph-rsid="01f937a8"/>
    </style:style>
    <style:style style:name="P33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officeooo:paragraph-rsid="01fb0d82"/>
    </style:style>
    <style:style style:name="P34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officeooo:paragraph-rsid="01fbcdd9"/>
    </style:style>
    <style:style style:name="P3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1f937a8"/>
    </style:style>
    <style:style style:name="P36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b0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b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000000" fo:font-style="normal" fo:font-weight="normal" officeooo:paragraph-rsid="01fbcdd9"/>
    </style:style>
    <style:style style:name="P40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80008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b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officeooo:rsid="01fcfbaa" officeooo:paragraph-rsid="01fcfbaa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officeooo:paragraph-rsid="01fc080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officeooo:paragraph-rsid="01fcfba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officeooo:paragraph-rsid="01fd847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fo:language="gl" fo:country="ES" officeooo:rsid="01f937a8" officeooo:paragraph-rsid="01f937a8"/>
    </style:style>
    <style:style style:name="P46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fo:language="gl" fo:country="ES" officeooo:rsid="01f937a8" officeooo:paragraph-rsid="01fc0802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officeooo:rsid="01f937a8" officeooo:paragraph-rsid="01fc0802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officeooo:rsid="01f937a8" officeooo:paragraph-rsid="01fcfbaa"/>
    </style:style>
    <style:style style:name="P49" style:family="paragraph" style:parent-style-name="Table_20_Contents">
      <style:paragraph-properties fo:margin-top="0.275cm" fo:margin-bottom="0.275cm" loext:contextual-spacing="false" fo:text-align="center" style:justify-single-word="false"/>
      <style:text-properties officeooo:paragraph-rsid="01efe81c"/>
    </style:style>
    <style:style style:name="P50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b0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officeooo:paragraph-rsid="01fb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000000" fo:font-style="normal" fo:font-weight="normal" officeooo:paragraph-rsid="01fbcdd9"/>
    </style:style>
    <style:style style:name="P54" style:family="paragraph" style:parent-style-name="Table_20_Contents">
      <style:paragraph-properties fo:margin-top="0.101cm" fo:margin-bottom="0.101cm" loext:contextual-spacing="false" fo:line-height="100%" fo:text-align="start" style:justify-single-word="false"/>
      <style:text-properties fo:language="gl" fo:country="ES" officeooo:paragraph-rsid="01f937a8"/>
    </style:style>
    <style:style style:name="P55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officeooo:paragraph-rsid="01fcfbaa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f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1f937a8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1efe81c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normal" officeooo:rsid="01f937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1efe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officeooo:rsid="01f937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1928930"/>
    </style:style>
    <style:style style:name="T13" style:family="text">
      <style:text-properties officeooo:rsid="01ebef80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cf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fb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800080"/>
    </style:style>
    <style:style style:name="T21" style:family="text">
      <style:text-properties fo:color="#80008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11ca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80008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80008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80008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80008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f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800080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normal" officeooo:rsid="01fcfba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27" style:family="text">
      <style:text-properties fo:color="#800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800080" style:text-outline="false" style:text-line-through-style="none" style:text-line-through-type="none" style:font-name="Liberation Sans" fo:font-size="12pt" fo:font-style="normal" fo:text-shadow="none" style:text-underline-style="none" fo:font-weight="bold" officeooo:rsid="01f11ca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800080" style:text-outline="false" style:text-line-through-style="none" style:text-line-through-type="none" style:font-name="Liberation Sans" fo:font-size="12pt" fo:font-style="normal" fo:text-shadow="none" style:text-underline-style="none" fo:font-weight="bold" officeooo:rsid="01f937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800080" style:text-outline="false" style:text-line-through-style="none" style:text-line-through-type="none" style:font-name="Liberation Sans" fo:font-size="12pt" fo:font-style="normal" fo:text-shadow="none" style:text-underline-style="none" fo:font-weight="bold" officeooo:rsid="01fc080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800080" officeooo:rsid="01fc0802"/>
    </style:style>
    <style:style style:name="T32" style:family="text">
      <style:text-properties fo:color="#800080" fo:font-size="13pt" fo:font-weight="bold" officeooo:rsid="01fc0802" style:font-size-asian="13pt" style:font-weight-asian="bold" style:font-size-complex="13pt" style:font-weight-complex="bold"/>
    </style:style>
    <style:style style:name="T33" style:family="text">
      <style:text-properties fo:color="#800080" fo:font-size="13pt" officeooo:rsid="01fc0802" style:font-size-asian="13pt" style:font-size-complex="13pt"/>
    </style:style>
    <style:style style:name="T34" style:family="text">
      <style:text-properties fo:color="#800080" fo:font-size="13pt" officeooo:rsid="01fcfbaa" style:font-size-asian="13pt" style:font-size-complex="13pt"/>
    </style:style>
    <style:style style:name="T35" style:family="text">
      <style:text-properties fo:color="#800080" fo:font-size="13pt" officeooo:rsid="01fd847c" style:font-size-asian="13pt" style:font-size-complex="13pt"/>
    </style:style>
    <style:style style:name="T36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officeooo:rsid="01f5cf8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language="gl" fo:country="ES"/>
    </style:style>
    <style:style style:name="T40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780373"/>
    </style:style>
    <style:style style:name="T43" style:family="text">
      <style:text-properties fo:color="#780373" fo:font-weight="bold" style:font-weight-asian="bold" style:font-weight-complex="bold"/>
    </style:style>
    <style:style style:name="T44" style:family="text">
      <style:text-properties fo:color="#780373" officeooo:rsid="01fc0802"/>
    </style:style>
    <style:style style:name="T45" style:family="text">
      <style:text-properties fo:color="#780373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f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780373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780373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08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81d41a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81d41a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bcd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81d41a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font-variant="normal" fo:text-transform="none" fo:letter-spacing="normal"/>
    </style:style>
    <style:style style:name="T52" style:family="text">
      <style:text-properties fo:font-variant="normal" fo:text-transform="none" fo:color="#800080" fo:letter-spacing="normal"/>
    </style:style>
    <style:style style:name="T53" style:family="text">
      <style:text-properties fo:font-variant="normal" fo:text-transform="none" fo:color="#800080" fo:letter-spacing="normal" fo:font-style="normal" fo:font-weight="normal" officeooo:rsid="01fcfbaa"/>
    </style:style>
    <style:style style:name="T54" style:family="text">
      <style:text-properties fo:font-variant="normal" fo:text-transform="none" fo:color="#000000" fo:letter-spacing="normal" fo:font-style="normal" fo:font-weight="normal"/>
    </style:style>
    <style:style style:name="T55" style:family="text">
      <style:text-properties officeooo:rsid="01fc0802"/>
    </style:style>
    <style:style style:name="T56" style:family="text">
      <style:text-properties officeooo:rsid="01fcfbaa"/>
    </style:style>
    <style:style style:name="T57" style:family="text">
      <style:text-properties officeooo:rsid="01fd84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14">PRÁCTICA</text:span><text:span text:style-name="T15"> MME – </text:span><text:span text:style-name="T14">UD01-0</text:span><text:span text:style-name="T16">2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5">NÚMERO </text:p>
          </table:table-cell>
          <table:table-cell table:style-name="IntegrantesGrupo.B2" office:value-type="string">
            <text:p text:style-name="P7">DATA</text:p>
          </table:table-cell>
          <table:table-cell table:style-name="IntegrantesGrupo.C2" office:value-type="string">
            <text:p text:style-name="P6">Apelidos, Nome. <text:s text:c="31"/><text:span text:style-name="T13">Sinatura</text:span></text:p>
          </table:table-cell>
        </table:table-row>
        <table:table-row table:style-name="TableLine94040142853760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column table:style-name="Procedemento.C"/>
        <table:table-column table:style-name="Procedemento.D"/>
        <table:table-row table:style-name="Procedemento.1">
          <table:table-cell table:style-name="Procedemento.A1" table:number-columns-spanned="4" office:value-type="string">
            <text:p text:style-name="P49"><text:span text:style-name="T40">PRÁCTICA: </text:span><text:span text:style-name="T41">Análise de arquivos en linux</text:span></text:p>
          </table:table-cell>
          <table:covered-table-cell/>
          <table:covered-table-cell/>
          <table:covered-table-cell/>
        </table:table-row>
        <table:table-row table:style-name="Procedemento.2">
          <table:table-cell table:style-name="Procedemento.A2" office:value-type="string">
            <text:list xml:id="list2792465957" text:style-name="L1">
              <text:list-header>
                <text:p text:style-name="P16"><text:span text:style-name="T12">M</text:span>aterial preciso:</text:p>
              </text:list-header>
              <text:list-item>
                <text:p text:style-name="P22">Máquina virtual con Xubuntu. </text:p>
              </text:list-item>
              <text:list-item>
                <text:p text:style-name="P23">Tarxeta de rede en nat</text:p>
              </text:list-item>
              <text:list-item>
                <text:p text:style-name="P23">RAM: 2GB</text:p>
              </text:list-item>
            </text:list>
          </table:table-cell>
          <table:table-cell table:style-name="Procedemento.A2" table:number-columns-spanned="3" office:value-type="string">
            <text:p text:style-name="P17"><text:span text:style-name="T11">Comandos a estudar:</text:span></text:p>
            <text:list xml:id="list192936148300754" text:continue-numbering="true" text:style-name="L1">
              <text:list-item>
                <text:p text:style-name="P25"><text:span text:style-name="T5">file</text:span><text:span text:style-name="T6"> </text:span></text:p>
              </text:list-item>
              <text:list-item>
                <text:p text:style-name="P24">stat </text:p>
              </text:list-item>
              <text:list-item>
                <text:p text:style-name="P24">which</text:p>
              </text:list-item>
            </text:list>
          </table:table-cell>
          <table:covered-table-cell/>
          <table:covered-table-cell/>
        </table:table-row>
        <table:table-row table:style-name="Procedemento.3">
          <table:table-cell table:style-name="Procedemento.A3" table:number-columns-spanned="4" office:value-type="string">
            <text:p text:style-name="P18"><text:span text:style-name="T16"><text:s/></text:span><text:span text:style-name="T18">A) </text:span><text:span text:style-name="T16">O comando “file” permítenos saber o tipo de arquivo que lle pasamos, por exemplo: ASCII text , binario, ... </text:span></text:p>
            <text:p text:style-name="P20"><text:a xlink:type="simple" xlink:href="http://persoal.citius.usc.es/tf.pena/ASR/Tema_3html/node9.html" text:style-name="Internet_20_link" text:visited-style-name="Visited_20_Internet_20_Link"><text:span text:style-name="T48"><text:s/></text:span></text:a><text:a xlink:type="simple" xlink:href="http://persoal.citius.usc.es/tf.pena/ASR/Tema_3html/node9.html" text:style-name="Internet_20_link" text:visited-style-name="Visited_20_Internet_20_Link"><text:span text:style-name="T49">(+info)</text:span></text:a></text:p>
          </table:table-cell>
          <table:covered-table-cell/>
          <table:covered-table-cell/>
          <table:covered-table-cell/>
        </table:table-row>
        <table:table-row table:style-name="Procedemento.4">
          <table:table-cell table:style-name="Procedemento.A4" table:number-columns-spanned="3" office:value-type="string">
            <text:list xml:id="list634059849" text:style-name="L2">
              <text:list-item>
                <text:p text:style-name="P26"><text:span text:style-name="T9">Exemplo de uso co ficheiro <text:s/>/</text:span><text:span text:style-name="T10">bin</text:span><text:span text:style-name="T9">/ping</text:span><text:span text:style-name="T8"><text:line-break/></text:span><text:span text:style-name="T29">file</text:span><text:span text:style-name="T28"> /</text:span><text:span text:style-name="T29">bin/ping 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28"><text:span text:style-name="T27">file</text:span><text:span text:style-name="T28"> /</text:span><text:span text:style-name="T27">bin/ping</text:span></text:p>
            <text:p text:style-name="P28">O tipo de ficheiro é binario. </text:p>
          </table:table-cell>
        </table:table-row>
        <table:table-row table:style-name="Procedemento.4">
          <table:table-cell table:style-name="Procedemento.A5" table:number-columns-spanned="4" office:value-type="string">
            <text:list xml:id="list192936827171857" text:continue-numbering="true" text:style-name="L2">
              <text:list-header>
                <text:p text:style-name="P45">A continuación emprega o comando <text:span text:style-name="T43">file</text:span> para obter a información dos diferentes ficheiros e responde no recadro indicando o comando. </text:p>
                <text:p text:style-name="P45"/>
                <text:p text:style-name="P46"><text:span text:style-name="T55">Antes de executar os comandos tes que limpar o historial dos comandos. Asi que tes que executar o seguinte</text:span><text:span text:style-name="T32"> </text:span><text:span text:style-name="User_20_Entry"><text:span text:style-name="T32">history -c. </text:span></text:span>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Procedemento.4">
          <table:table-cell table:style-name="Procedemento.A4" table:number-columns-spanned="3" office:value-type="string">
            <text:list xml:id="list192936883547244" text:continue-numbering="true" text:style-name="L2">
              <text:list-item>
                <text:p text:style-name="P50">Que tipo de ficheiro é <text:span text:style-name="T42">/etc/passwd 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5745460690" text:continue-numbering="true" text:style-name="L2">
              <text:list-item>
                <text:p text:style-name="P51">Que tipo de ficheiro é<text:span text:style-name="T42"> /etc/netscsid.conf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6149293241" text:continue-numbering="true" text:style-name="L2">
              <text:list-item>
                <text:p text:style-name="P52">Que tipo de ficheiro é <text:span text:style-name="T42">/dev/cpu/microcode 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6342058197" text:continue-numbering="true" text:style-name="L2">
              <text:list-item>
                <text:p text:style-name="P53"><text:span text:style-name="T38">Que tipo de ficheiro é </text:span><text:span text:style-name="T51">file </text:span><text:span text:style-name="T52">/dev/xconsole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5932184889" text:continue-numbering="true" text:style-name="L2">
              <text:list-item>
                <text:p text:style-name="P52">Que tipo de ficheiro é <text:span text:style-name="T20">/usr/share/xfce4/backdrops/xubuntu-bionic.png <text:s/>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6192323528" text:continue-numbering="true" text:style-name="L2">
              <text:list-item>
                <text:p text:style-name="P52">Que tipo de ficheiro é <text:s/><text:span text:style-name="T20">/usr/share/sounds/purple/alert.wav <text:s/>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7285931134" text:continue-numbering="true" text:style-name="L2">
              <text:list-item>
                <text:p text:style-name="P55"><text:span text:style-name="T3">Que tipo de ficheiro é <text:s/>/</text:span><text:span text:style-name="T26">home</text:span><text:span text:style-name="T25">/usuario/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6412889350" text:continue-numbering="true" text:style-name="L2">
              <text:list-item>
                <text:p text:style-name="P55"><text:span text:style-name="T3">Que tipo de ficheiro é </text:span><text:span text:style-name="T24"><text:s/>/</text:span><text:span text:style-name="T26">mnt</text:span><text:span text:style-name="T25">/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4" table:number-columns-spanned="3" office:value-type="string">
            <text:list xml:id="list192937349949172" text:continue-numbering="true" text:style-name="L2">
              <text:list-item>
                <text:p text:style-name="P55"><text:span text:style-name="T3">Que tipo de ficheiro é </text:span><text:span text:style-name="T24"><text:s/></text:span><text:span text:style-name="T25">/etc/apt/sources.list </text:span></text:p>
              </text:list-item>
            </text:list>
          </table:table-cell>
          <table:covered-table-cell/>
          <table:covered-table-cell/>
          <table:table-cell table:style-name="Procedemento.D4" office:value-type="string">
            <text:p text:style-name="P54"/>
          </table:table-cell>
        </table:table-row>
        <table:table-row table:style-name="Procedemento.4">
          <table:table-cell table:style-name="Procedemento.A5" table:number-columns-spanned="4" office:value-type="string">
            <text:p text:style-name="P43">A continuación <text:span text:style-name="T55">vas a gardar os comandos executados nun ficheiro chamado parte</text:span><text:span text:style-name="T56">A</text:span><text:span text:style-name="T55">.txt</text:span> <text:span text:style-name="T55">executado <text:s/>o seguinte comando: </text:span></text:p>
            <text:p text:style-name="P43"><text:span text:style-name="User_20_Entry"><text:span text:style-name="T33">history </text:span></text:span><text:span text:style-name="User_20_Entry"><text:span text:style-name="T34">&gt;&gt;</text:span></text:span><text:span text:style-name="User_20_Entry"><text:span text:style-name="T33"> </text:span></text:span><text:span text:style-name="User_20_Entry"><text:span text:style-name="T34">parteA.txt</text:span></text:span></text:p>
            <text:p text:style-name="P43"><text:span text:style-name="User_20_Entry"><text:span text:style-name="T34"/></text:span></text:p>
          </table:table-cell>
          <table:covered-table-cell/>
          <table:covered-table-cell/>
          <table:covered-table-cell/>
        </table:table-row>
        <table:table-row table:style-name="Procedemento.4">
          <table:table-cell table:style-name="Procedemento.A3" table:number-columns-spanned="4" office:value-type="string">
            <text:p text:style-name="P19"><text:span text:style-name="T18">B) </text:span><text:span text:style-name="T17">O </text:span><text:span text:style-name="T18">comando “stat” permítenos obter información detalla dun ficheiro. Como pode ser tamaño, accesos, data, .... </text:span><text:a xlink:type="simple" xlink:href="http://persoal.citius.usc.es/tf.pena/ASR/Tema_3html/node9.html" text:style-name="Internet_20_link" text:visited-style-name="Visited_20_Internet_20_Link"><text:span text:style-name="T48"><text:s/></text:span></text:a><text:a xlink:type="simple" xlink:href="https://keepcoding.io/blog/que-es-el-comando-stat-y-como-usarlo-en-linux/#:~:text=El%20comando%20Stat%20es%20utilizado,su%20tamaño%2C%20permisos%20e%20inodos." text:style-name="Internet_20_link" text:visited-style-name="Visited_20_Internet_20_Link"><text:span text:style-name="T50"><text:s/>(+info)</text:span></text:a></text:p>
          </table:table-cell>
          <table:covered-table-cell/>
          <table:covered-table-cell/>
          <table:covered-table-cell/>
        </table:table-row>
        <table:table-row table:style-name="Procedemento.4">
          <table:table-cell table:style-name="Procedemento.A4" table:number-columns-spanned="2" office:value-type="string">
            <text:list xml:id="list192936771868826" text:continue-list="list192937349949172" text:style-name="L2">
              <text:list-item text:start-value="1">
                <text:p text:style-name="P32"><text:span text:style-name="T3">Exemplo de uso co ficheiro <text:s/>/</text:span><text:span text:style-name="T7">bin</text:span><text:span text:style-name="T3">/ping</text:span><text:span text:style-name="T2"><text:line-break/></text:span><text:span text:style-name="T23">stat</text:span><text:span text:style-name="T21"> /</text:span><text:span text:style-name="T22">bin/ping </text:span></text:p>
              </text:list-item>
            </text:list>
          </table:table-cell>
          <table:covered-table-cell/>
          <table:table-cell table:style-name="Procedemento.C17" table:number-columns-spanned="2" office:value-type="string">
            <text:p text:style-name="P35"><text:span text:style-name="T23">stat</text:span><text:span text:style-name="T21"> /</text:span><text:span text:style-name="T22">bin/ping</text:span></text:p>
            <text:p text:style-name="P28">O tipo de ficheiro é binario. </text:p>
          </table:table-cell>
          <table:covered-table-cell/>
        </table:table-row>
        <table:table-row table:style-name="Procedemento.4">
          <table:table-cell table:style-name="Procedemento.A5" table:number-columns-spanned="4" office:value-type="string">
            <text:p text:style-name="P47">A continuación emprega o comando <text:span text:style-name="T30">stat</text:span> para obter a información <text:s text:c="2"/>e responde no recadro indicando o comando. <text:span text:style-name="T55">Antes de executar os comandos tes que limpar o historial dos comandos. Asi que tes que executar o seguinte</text:span><text:span text:style-name="T32"> </text:span><text:span text:style-name="User_20_Entry"><text:span text:style-name="T32">history -c. 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Procedemento.4">
          <table:table-cell table:style-name="Procedemento.A19" table:number-columns-spanned="2" office:value-type="string">
            <text:list xml:id="list192936876853497" text:continue-numbering="true" text:style-name="L2">
              <text:list-item>
                <text:p text:style-name="P36"><text:span text:style-name="T42">/etc/passwd , </text:span><text:span text:style-name="T44"><text:s/>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19" table:number-columns-spanned="2" office:value-type="string">
            <text:list xml:id="list192936799891822" text:continue-numbering="true" text:style-name="L2">
              <text:list-item>
                <text:p text:style-name="P37"><text:span text:style-name="T42"><text:s/>/etc/netscsid.conf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19" table:number-columns-spanned="2" office:value-type="string">
            <text:list xml:id="list192936839171556" text:continue-numbering="true" text:style-name="L2">
              <text:list-item>
                <text:p text:style-name="P38"><text:span text:style-name="T42">/dev/cpu/microcode 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19" table:number-columns-spanned="2" office:value-type="string">
            <text:list xml:id="list192937416204485" text:continue-numbering="true" text:style-name="L2">
              <text:list-item>
                <text:p text:style-name="P39"><text:span text:style-name="T51"><text:s/></text:span><text:span text:style-name="T52">/dev/xconsole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19" table:number-columns-spanned="2" office:value-type="string">
            <text:list xml:id="list192935611374513" text:continue-numbering="true" text:style-name="L2">
              <text:list-item>
                <text:p text:style-name="P38"><text:s/><text:span text:style-name="T20">/usr/share/xfce4/backdrops/xubuntu-bionic.png <text:s/>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19" table:number-columns-spanned="2" office:value-type="string">
            <text:list xml:id="list192935523942170" text:continue-numbering="true" text:style-name="L2">
              <text:list-item>
                <text:p text:style-name="P40"><text:s/>/<text:span text:style-name="T55">mnt/ 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19" table:number-columns-spanned="2" office:value-type="string">
            <text:list xml:id="list192935534384621" text:continue-numbering="true" text:style-name="L2">
              <text:list-item>
                <text:p text:style-name="P38"><text:span text:style-name="T20">/</text:span><text:span text:style-name="T31">home/ 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19" table:number-columns-spanned="2" office:value-type="string">
            <text:list xml:id="list192937159667437" text:continue-numbering="true" text:style-name="L2">
              <text:list-item>
                <text:p text:style-name="P38"><text:s/><text:span text:style-name="T20"><text:s/>/lib/apt/apt.systemd.daily 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4">
          <table:table-cell table:style-name="Procedemento.A5" table:number-columns-spanned="4" office:value-type="string">
            <text:p text:style-name="P42">A continuación <text:span text:style-name="T55">vas a gardar os comandos executados nun ficheiro chamado parteB.txt</text:span> <text:span text:style-name="T55">executado <text:s/>o seguinte comando: </text:span></text:p>
            <text:p text:style-name="P43"><text:span text:style-name="User_20_Entry"><text:span text:style-name="T33">history </text:span></text:span><text:span text:style-name="User_20_Entry"><text:span text:style-name="T34">&gt;&gt;</text:span></text:span><text:span text:style-name="User_20_Entry"><text:span text:style-name="T33"> </text:span></text:span><text:span text:style-name="User_20_Entry"><text:span text:style-name="T34">parteB.txt </text:span></text:span></text:p>
          </table:table-cell>
          <table:covered-table-cell/>
          <table:covered-table-cell/>
          <table:covered-table-cell/>
        </table:table-row>
        <table:table-row table:style-name="Procedemento.28">
          <table:table-cell table:style-name="Procedemento.A3" table:number-columns-spanned="4" office:value-type="string">
            <text:p text:style-name="P21"><text:span text:style-name="T19">C</text:span><text:span text:style-name="T18">) </text:span><text:span text:style-name="T17">O </text:span><text:span text:style-name="T18">comando “</text:span><text:span text:style-name="T19">which</text:span><text:span text:style-name="T18">” permítenos obter información </text:span><text:span text:style-name="T19">para localizar o ficheiro binario que se executa. </text:span><text:span text:style-name="T18"><text:s/></text:span><text:span text:style-name="T48"><text:s/></text:span><text:a xlink:type="simple" xlink:href="http://persoal.citius.usc.es/tf.pena/ASR/Tema_3html/node11.html#SECTION00023210000000000000" text:style-name="Internet_20_link" text:visited-style-name="Visited_20_Internet_20_Link"><text:span text:style-name="T50"><text:s/>(+info)</text:span></text:a></text:p>
          </table:table-cell>
          <table:covered-table-cell/>
          <table:covered-table-cell/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5490450769" text:continue-list="list192937159667437" text:style-name="L2">
              <text:list-item text:start-value="1">
                <text:p text:style-name="P32"><text:span text:style-name="T3">Exemplo de uso co ficheiro <text:s/>/</text:span><text:span text:style-name="T7">bin</text:span><text:span text:style-name="T3">/ping</text:span><text:span text:style-name="T2"><text:line-break/></text:span><text:span text:style-name="T22">which ping 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5"><text:span text:style-name="T22">/bin/ping</text:span></text:p>
            <text:p text:style-name="P28"/>
          </table:table-cell>
          <table:covered-table-cell/>
        </table:table-row>
        <table:table-row table:style-name="Procedemento.28">
          <table:table-cell table:style-name="Procedemento.A30" table:number-columns-spanned="4" office:value-type="string">
            <text:p text:style-name="P48">A continuación emprega o comando <text:span text:style-name="T30">stat</text:span> para obter a información <text:s text:c="2"/>e responde no recadro indicando o comando. <text:span text:style-name="T55">Antes de executar os comandos tes que limpar o historial dos comandos. Asi que tes que executar o seguinte</text:span><text:span text:style-name="T32"> </text:span><text:span text:style-name="User_20_Entry"><text:span text:style-name="T32">history -c. </text:span></text:span></text:p>
          </table:table-cell>
          <table:covered-table-cell/>
          <table:covered-table-cell/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6579234472" text:continue-numbering="true" text:style-name="L2">
              <text:list-item>
                <text:p text:style-name="P32"><text:span text:style-name="T45"><text:s/>ls</text:span><text:span text:style-name="T46"> </text:span><text:span text:style-name="T47"><text:s/>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5918477012" text:continue-numbering="true" text:style-name="L2">
              <text:list-item>
                <text:p text:style-name="P33"><text:span text:style-name="T46"><text:s/></text:span><text:span text:style-name="T45">cd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6199142863" text:continue-numbering="true" text:style-name="L2">
              <text:list-item>
                <text:p text:style-name="P34"><text:span text:style-name="T45">mkdir</text:span><text:span text:style-name="T46"> 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6365829005" text:continue-numbering="true" text:style-name="L2">
              <text:list-item>
                <text:p text:style-name="P34"><text:span text:style-name="T54"><text:s/></text:span><text:span text:style-name="T53">sudo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6138441212" text:continue-numbering="true" text:style-name="L2">
              <text:list-item>
                <text:p text:style-name="P34"><text:span text:style-name="T3"><text:s/></text:span><text:span text:style-name="T4">s</text:span><text:span text:style-name="T25">u</text:span><text:span text:style-name="T24"> <text:s/>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30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7427861950" text:continue-numbering="true" text:style-name="L2">
              <text:list-item>
                <text:p text:style-name="P34"><text:span text:style-name="T45">login</text:span><text:span text:style-name="T46"> 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29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5954680886" text:continue-numbering="true" text:style-name="L2">
              <text:list-item>
                <text:p text:style-name="P34"><text:span text:style-name="T54"><text:s/></text:span><text:span text:style-name="T53">ip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29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6187665201" text:continue-numbering="true" text:style-name="L2">
              <text:list-item>
                <text:p text:style-name="P34"><text:span text:style-name="T3"><text:s/></text:span><text:span text:style-name="T25">which</text:span><text:span text:style-name="T24"> <text:s/></text:span>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29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7107345240" text:continue-numbering="true" text:style-name="L2">
              <text:list-item>
                <text:p text:style-name="P41">file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29"/>
          </table:table-cell>
          <table:covered-table-cell/>
        </table:table-row>
        <table:table-row table:style-name="Procedemento.28">
          <table:table-cell table:style-name="Procedemento.A19" table:number-columns-spanned="2" office:value-type="string">
            <text:list xml:id="list192936042119557" text:continue-numbering="true" text:style-name="L2">
              <text:list-item>
                <text:p text:style-name="P41">stat </text:p>
              </text:list-item>
            </text:list>
          </table:table-cell>
          <table:covered-table-cell/>
          <table:table-cell table:style-name="Procedemento.C19" table:number-columns-spanned="2" office:value-type="string">
            <text:p text:style-name="P29"/>
          </table:table-cell>
          <table:covered-table-cell/>
        </table:table-row>
        <table:table-row table:style-name="Procedemento.28">
          <table:table-cell table:style-name="Procedemento.D4" table:number-columns-spanned="4" office:value-type="string">
            <text:p text:style-name="P44"/>
            <text:p text:style-name="P44">A continuación <text:span text:style-name="T55">vas a gardar os comandos executados nun ficheiro chamado parte</text:span><text:span text:style-name="T57">C</text:span><text:span text:style-name="T55">.txt</text:span> <text:span text:style-name="T55">executado <text:s/>o seguinte comando: </text:span></text:p>
            <text:p text:style-name="P31"><text:span text:style-name="User_20_Entry"><text:span text:style-name="T33">history </text:span></text:span><text:span text:style-name="User_20_Entry"><text:span text:style-name="T34">&gt;&gt;</text:span></text:span><text:span text:style-name="User_20_Entry"><text:span text:style-name="T33"> </text:span></text:span><text:span text:style-name="User_20_Entry"><text:span text:style-name="T34">parte</text:span></text:span><text:span text:style-name="User_20_Entry"><text:span text:style-name="T35">C</text:span></text:span><text:span text:style-name="User_20_Entry"><text:span text:style-name="T34">.txt</text:span></text:span> 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'helvetica neue', Helvetica, sans-serif"/>
    <style:font-face style:name="Menlo" svg:font-family="Menlo, Consolas, Monaco, 'andale mono', Courier, Verdana, sans-serif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2</text:page-number><text:s/>de <text:page-count>2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99</meta:editing-cycles>
    <meta:creation-date>2019-11-09T13:25:03.151138236</meta:creation-date>
    <meta:editing-duration>PT10H37M46S</meta:editing-duration>
    <meta:generator>LibreOffice/6.4.7.2$Linux_X86_64 LibreOffice_project/40$Build-2</meta:generator>
    <dc:subject>Práctica 0 - Entrega Material</dc:subject>
    <dc:title>Taller - MME</dc:title>
    <dc:date>2022-09-15T19:29:35.239924488</dc:date>
    <dc:creator>belay </dc:creator>
    <meta:document-statistic meta:table-count="2" meta:image-count="2" meta:object-count="0" meta:page-count="2" meta:paragraph-count="65" meta:word-count="422" meta:character-count="2658" meta:non-whitespace-character-count="22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